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Helvetica" svg:font-family="Helvetica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style:paragraph-properties fo:line-height="100%" fo:text-align="justify" style:text-autospace="none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style:font-name="Helvetica" fo:font-size="12pt" style:font-size-asian="12pt" style:font-name-complex="Helvetica" style:font-size-complex="12pt"/>
    </style:style>
    <style:style style:name="T3" style:family="text">
      <style:text-properties fo:font-size="12pt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2" draw:style-name="gr1" draw:text-style-name="P3" svg:width="3.652cm" svg:height="1.123cm" svg:x="13.425cm" svg:y="0.3cm"><text:p text:style-name="P3">17</text:p></draw:rect>Change Control Form<text:tab/><text:tab/><text:span text:style-name="T1">Project Group</text:span></text:p>
      <text:p text:style-name="P2"><draw:rect text:anchor-type="paragraph" draw:z-index="1" draw:style-name="gr1" draw:text-style-name="P3" svg:width="4.605cm" svg:height="1.595cm" svg:x="4.826cm" svg:y="0.326cm"><text:p text:style-name="P3">mis28</text:p></draw:rect><draw:rect text:anchor-type="paragraph" draw:z-index="3" draw:style-name="gr1" draw:text-style-name="P3" svg:width="3.652cm" svg:height="1.123cm" svg:x="13.425cm" svg:y="0.416cm"><text:p text:style-name="P3">27</text:p></draw:rect></text:p>
      <text:p text:style-name="P1"><text:span text:style-name="T1">Problem reported by</text:span><text:span text:style-name="T1"><text:tab/><text:tab/><text:tab/><text:tab/><text:tab/>CCF No</text:span></text:p>
      <text:p text:style-name="P2"><draw:rect text:anchor-type="paragraph" draw:z-index="4" draw:style-name="gr1" draw:text-style-name="P3" svg:width="3.652cm" svg:height="1.123cm" svg:x="13.425cm" svg:y="0.425cm"><text:p text:style-name="P3">14/02/13</text:p></draw:rect></text:p>
      <text:p text:style-name="P2"><text:tab/><text:tab/><text:tab/><text:tab/><text:tab/><text:tab/><text:tab/><text:tab/>Date Reported</text:p>
      <text:p text:style-name="P2"><draw:rect text:anchor-type="paragraph" draw:z-index="0" draw:style-name="gr1" draw:text-style-name="P3" svg:width="6.642cm" svg:height="2.038cm" svg:x="2.842cm" svg:y="0.434cm"><text:p text:style-name="P3">Maintenance doc</text:p></draw:rect><draw:rect text:anchor-type="paragraph" draw:z-index="5" draw:style-name="gr1" draw:text-style-name="P3" svg:width="3.652cm" svg:height="1.123cm" svg:x="13.425cm" svg:y="0.55cm"><text:p text:style-name="P3">N/a</text:p></draw:rect></text:p>
      <text:p text:style-name="P1"><text:span text:style-name="T1">Item name</text:span><text:span text:style-name="T1"><text:tab/><text:tab/><text:tab/><text:tab/><text:tab/><text:tab/><text:tab/>Config Ref.</text:span></text:p>
      <text:p text:style-name="P2"/>
      <text:p text:style-name="P2"><draw:rect text:anchor-type="paragraph" draw:z-index="6" draw:style-name="gr1" draw:text-style-name="P3" svg:width="3.652cm" svg:height="1.123cm" svg:x="13.425cm" svg:y="0.028cm"><text:p text:style-name="P3">1.1</text:p></draw:rect><text:tab/><text:tab/><text:tab/><text:tab/><text:tab/><text:tab/><text:tab/><text:tab/>Version to </text:p>
      <text:p text:style-name="P2"><text:tab/><text:tab/><text:tab/><text:tab/><text:tab/><text:tab/><text:tab/><text:tab/>Change</text:p>
      <text:p text:style-name="P2"><draw:rect text:anchor-type="paragraph" draw:z-index="7" draw:style-name="gr1" draw:text-style-name="P3" svg:width="11.801cm" svg:height="3.768cm" svg:x="5.117cm" svg:y="0.273cm"><text:p text:style-name="P4"><text:span text:style-name="T2">Grammatical changes</text:span></text:p></draw:rect></text:p>
      <text:p text:style-name="P2">Problem Description</text:p>
      <text:p text:style-name="P2"/>
      <text:p text:style-name="P2"/>
      <text:p text:style-name="P2"/>
      <text:p text:style-name="P2"/>
      <text:p text:style-name="P2"><draw:rect text:anchor-type="paragraph" draw:z-index="9" draw:style-name="gr1" draw:text-style-name="P3" svg:width="3.652cm" svg:height="1.123cm" svg:x="13.16cm" svg:y="0.67cm"><text:p text:style-name="P3">14/02/13</text:p></draw:rect><draw:rect text:anchor-type="paragraph" draw:z-index="8" draw:style-name="gr1" draw:text-style-name="P3" svg:width="4.287cm" svg:height="1.218cm" svg:x="4.641cm" svg:y="0.485cm"><text:p text:style-name="P3">mis28</text:p></draw:rect></text:p>
      <text:p text:style-name="P2">Person authorized <text:s text:c="39"/>Date changed</text:p>
      <text:p text:style-name="P2">to change<text:tab/><text:tab/><text:tab/></text:p>
      <text:p text:style-name="P2"><draw:rect text:anchor-type="paragraph" draw:z-index="10" draw:style-name="gr1" draw:text-style-name="P3" svg:width="8.785cm" svg:height="3.858cm" svg:x="8.213cm" svg:y="0.247cm"><text:p text:style-name="P5"><text:span text:style-name="T3">Grammatical changes</text:span></text:p></draw:rect></text:p>
      <text:p text:style-name="P2"/>
      <text:p text:style-name="P2">Description of changes to be made</text:p>
      <text:p text:style-name="P2"/>
      <text:p text:style-name="P2"/>
      <text:p text:style-name="P2"/>
      <text:p text:style-name="P2"><draw:rect text:anchor-type="paragraph" draw:z-index="11" draw:style-name="gr1" draw:text-style-name="P3" svg:width="4.287cm" svg:height="1.218cm" svg:x="4.641cm" svg:y="0.485cm"><text:p text:style-name="P3">Mis28</text:p></draw:rect><draw:rect text:anchor-type="paragraph" draw:z-index="12" draw:style-name="gr1" draw:text-style-name="P3" svg:width="4.287cm" svg:height="1.218cm" svg:x="12.816cm" svg:y="0.564cm"><text:p text:style-name="P3">14/02/13</text:p></draw:rect></text:p>
      <text:p text:style-name="P1"><text:span text:style-name="T1">Changes check by<text:tab/><text:tab/> <text:s text:c="23"/></text:span><text:span text:style-name="T1">D</text:span><text:span text:style-name="T1">ate checked</text:span></text:p>
      <text:p text:style-name="P2"/>
      <text:p text:style-name="P2"/>
      <text:p text:style-name="P2"><draw:rect text:anchor-type="paragraph" draw:z-index="13" draw:style-name="gr1" draw:text-style-name="P3" svg:width="13.891cm" svg:height="3.506cm" svg:x="3.186cm" svg:y="0.035cm"><text:p text:style-name="P3">none</text:p></draw:rect></text:p>
      <text:p text:style-name="P2"/>
      <text:p text:style-name="P2">Com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Helvetica" svg:font-family="Helvetica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ept. Computer Science<text:tab/> <text:s text:c="25"/>CS22120/CC22120 <text:s text:c="22"/>Aberystwyth Univers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3T16:04:22</meta:creation-date>
    <dc:date>2013-02-14T12:58:33.51</dc:date>
    <meta:editing-duration>PT2H51M48S</meta:editing-duration>
    <meta:editing-cycles>17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45" meta:character-count="449"/>
  </office:meta>
</office:document-meta>
</file>